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text:span text:style-name="T1"> </text:span><text:span text:style-name="T2">Instruktionssekvens</text:span><text:span text:style-name="T1"> </text:span><text:span text:style-name="T2">(Objektkode). Objektkode er binær kode.</text:span></text:p>
      <text:p text:style-name="P2"/>
      <text:p text:style-name="P1">Process –<text:span text:style-name="T1"> </text:span><text:span text:style-name="T2">En instans af et program som bliver eksekveret lige nu, dvs. et kørende program + nødvendig programdata.</text:span></text:p>
      <text:p text:style-name="P2"/>
      <text:p text:style-name="P1">Tråd<text:span text:style-name="T1"> – </text:span><text:span text:style-name="T2">Den del af et program der kan eksekveres.</text:span></text:p>
      <text:p text:style-name="P2"/>
      <text:p text:style-name="P1">Fork() –<text:span text:style-name="T2"> Laver en kopi af en tråd i et kørende program.</text:span></text:p>
      <text:p text:style-name="P2"/>
      <text:p text:style-name="P1">Adresserum –<text:span text:style-name="T1"> </text:span><text:span text:style-name="T2">En mængde af adresser.</text:span></text:p>
      <text:p text:style-name="P2"/>
      <text:p text:style-name="P1">CPU-adressérbare adresser –<text:span text:style-name="T2"> De adresser som CPU'en kan arbejde med. Er indbygget i harwaren (32-bit, 64-bit osv.).</text:span></text:p>
      <text:p text:style-name="P2"/>
      <text:p text:style-name="P1">Fysiske adresse –<text:span text:style-name="T2"> Angiver en specifik fysisk lagercelle i det primære lager.</text:span></text:p>
      <text:p text:style-name="P2"/>
      <text:p text:style-name="P1">Virtuelle adresser –<text:span text:style-name="T2"> Referencer til lagerlokationer uafhængig af den fysiste adresse.</text:span></text:p>
      <text:p text:style-name="P1"><text:span text:style-name="T2"/></text:p>
      <text:p text:style-name="P1">Schedulering –<text:span text:style-name="T2"> En politik som bestemmer hvordan køretiden for trådene prioriteres.</text:span></text:p>
      <text:p text:style-name="P2"/>
      <text:p text:style-name="P1">Paging –<text:span text:style-name="T2"> Det virtuelle lager opdeles i et antal sider af fast størrelse. Det fysiske lager deles i et antal rammer som har samme faste størrelse som siderne.</text:span></text:p>
      <text:p text:style-name="P2"><text:tab/>Styresystemet inplacerer sider i rammer og vedligeholder information om dette i en sidetabel. OS vedligeholder en sidetabel pr. proces. En sidetabel holder styr på relationen mellem sider og rammer.</text:p>
      <text:p text:style-name="P2"/>
      <text:p text:style-name="P1">Sidetabel - <text:span text:style-name="T2">holder styr på relationen mellem sider og rammer.</text:span></text:p>
      <text:p text:style-name="P2"/>
      <text:p text:style-name="P1">Segmentering –<text:span text:style-name="T2"> En anden måde at inddele hukommelse. Man kan med segmentering implementere adgangsrettigheder, eksempelvis "read only". Der indgår her en segmenttabel, som virker som sidetabel.</text:span></text:p>
      <text:p text:style-name="P2"/>
      <text:p text:style-name="P1">Fem-tilstandsmodellen –<text:span text:style-name="T2"> når man implementerer et styresystem, så bruges fem-tilstandsmodellen til at håndtere trådenes tilstande. </text:span></text:p>
      <text:p text:style-name="P2"/>
      <text:p text:style-name="P1">Trådkontrolblok –<text:span text:style-name="T2"> holder styr på trådinformationer, og indeholder </text:span><text:span text:style-name="T1">programtæller, statusregister, </text:span><text:span text:style-name="T2">og </text:span><text:span text:style-name="T1">stackpointer. </text:span><text:span text:style-name="T2">Der er en trådkontrolblok til hver tråd.</text:span></text:p>
      <text:p text:style-name="P2"/>
      <text:p text:style-name="P1">Programtæller <text:span text:style-name="T2">- </text:span></text:p>
      <text:p text:style-name="P2"/>
      <text:p text:style-name="P1">Statusregistreret<text:span text:style-name="T3"> – </text:span><text:span text:style-name="T2">indeholder CPU flags.</text:span></text:p>
      <text:p text:style-name="P2"/>
      <text:p text:style-name="P1">Stackpointer<text:span text:style-name="T2"> – Den peger hen på adressen i hukommelsen hvor en process er kommet til.</text:span></text:p>
      <text:p text:style-name="P2"/>
      <text:p text:style-name="P1">Cooperative multiprogramming – <text:span text:style-name="T2">her siger trådene selv: "jeg venter alligevel på et blokerende kald, så giv bare en anden tråd køretid på CPU'en". Der findes en funktion, som man kan bruge til at få tråde til at trække sig tilbage, og lade andre tråde komme til.</text:span></text:p>
      <text:p text:style-name="P1"/>
      <text:p text:style-name="P1">Preemptive multiprogramming – <text:span text:style-name="T2">tvunget schedulering, en tråd har en bestemt kørselstid i CPU'en, og så bliver den blokeret/sat til at sove, indtil den får lov til at køre igen.</text:span></text:p>
      <text:p text:style-name="P1"><text:span text:style-name="T2"/></text:p>
      <text:p text:style-name="P1">System kald –<text:span text:style-name="T2"> et interface som programmøren kan bruge til at kommunikere med kernen.</text:span></text:p>
      <text:p text:style-name="P1"><text:soft-page-break/><text:span text:style-name="T2"/></text:p>
      <text:p text:style-name="P1">Device driver –<text:span text:style-name="T2"> systemets interface til harwaren, så som diske, keyboard, mus, USB, netkort, osv.. Alle device drivere har et interface der har en tabel med </text:span><text:span text:style-name="T1">open</text:span><text:span text:style-name="T2">,</text:span><text:span text:style-name="T1"> close, read </text:span><text:span text:style-name="T2">og</text:span><text:span text:style-name="T1"> write, </text:span><text:span text:style-name="T2">omend en eller flere af dem er dummy-implementationer.</text:span></text:p>
      <text:p text:style-name="P1"><text:span text:style-name="T2"/></text:p>
      <text:p text:style-name="P1">Driver –<text:span text:style-name="T2"> mobdul til styresystemet. Ligger oftest i "shared kernel space".</text:span></text:p>
      <text:p text:style-name="P1"><text:span text:style-name="T2"/></text:p>
      <text:p text:style-name="P1">Modul –<text:span text:style-name="T2"> noget man kan tilføje/fjerne mens styresystemet kører.</text:span></text:p>
      <text:p text:style-name="P1"/>
      <text:p text:style-name="P1">Referencetæller –<text:span text:style-name="T2"> Fortæller hvor mange der bruger et bestemt modul, gør det muligt at finde ud af om et modul sikkert kan fjernes eller ej.</text:span></text:p>
      <text:p text:style-name="P1"><text:span text:style-name="T2"/></text:p>
      <text:p text:style-name="P1">Character devices <text:span text:style-name="T2">– en strøm af tegn: tastatur,mus.</text:span></text:p>
      <text:p text:style-name="P1"/>
      <text:p text:style-name="P1">Block devices <text:span text:style-name="T2">– Data læses i blokke. Søgbart. Random acces.</text:span></text:p>
      <text:p text:style-name="P1"/>
      <text:p text:style-name="P1">Netværks drivere <text:span text:style-name="T2">– Næsten som block devices, men skal behandles separ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34M42S</meta:editing-duration>
    <meta:editing-cycles>13</meta:editing-cycles>
    <meta:generator>OpenOffice.org/3.3$Win32 OpenOffice.org_project/330m20$Build-9567</meta:generator>
    <dc:date>2011-05-02T12:04:13.16</dc:date>
    <dc:creator>Simon Frandsen</dc:creator>
    <meta:document-statistic meta:table-count="0" meta:image-count="0" meta:object-count="0" meta:page-count="2" meta:paragraph-count="28" meta:word-count="457" meta:character-count="2928"/>
    <meta:user-defined meta:name="Info 1"/>
    <meta:user-defined meta:name="Info 2"/>
    <meta:user-defined meta:name="Info 3"/>
    <meta:user-defined meta:name="Info 4"/>
  </office:meta>
</office:document-meta>
</file>